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solid" draw:fill-color="#f4d5d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9feca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3cm" draw:marker-start-width="0.245cm" draw:marker-end="Arrow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frame draw:style-name="gr1" draw:layer="layout" svg:width="1cm" svg:height="1cm" svg:x="1cm" svg:y="6cm">
          <draw:text-box>
            <text:p><text:s/></text:p>
          </draw:text-box>
        </draw:frame>
        <draw:frame draw:style-name="gr1" draw:layer="layout" svg:width="1cm" svg:height="1cm" svg:x="12cm" svg:y="6cm">
          <draw:text-box>
            <text:p><text:s/></text:p>
          </draw:text-box>
        </draw:frame>
        <draw:frame draw:style-name="gr2" draw:layer="layout" svg:width="3.88cm" svg:height="0.962cm" svg:x="5.02cm" svg:y="9cm">
          <draw:text-box>
            <text:p><text:span text:style-name="T1">Specifikáció</text:span></text:p>
          </draw:text-box>
        </draw:frame>
        <draw:rect draw:style-name="gr3" draw:text-style-name="P1" xml:id="id2" draw:id="id2" draw:layer="layout" svg:width="3.988cm" svg:height="1cm" svg:x="2.012cm" svg:y="11cm" draw:corner-radius="0.5cm">
          <text:p text:style-name="P1">kódgenerálás</text:p>
        </draw:rect>
        <draw:frame draw:style-name="gr4" draw:layer="layout" svg:width="5cm" svg:height="0.962cm" svg:x="9cm" svg:y="11cm">
          <draw:text-box>
            <text:p><text:span text:style-name="T1">Implementáció</text:span></text:p>
          </draw:text-box>
        </draw:frame>
        <draw:rect draw:style-name="gr3" draw:text-style-name="P1" xml:id="id3" draw:id="id3" draw:layer="layout" svg:width="2cm" svg:height="2cm" svg:x="7cm" svg:y="13.5cm" draw:corner-radius="0.5cm">
          <text:p text:style-name="P1">javac</text:p>
          <text:p text:style-name="P1">jar</text:p>
        </draw:rect>
        <draw:frame draw:style-name="gr1" draw:layer="layout" svg:width="5.5cm" svg:height="1cm" svg:x="13cm" svg:y="14cm">
          <draw:text-box>
            <text:p>Programkönyvtár</text:p>
          </draw:text-box>
        </draw:frame>
        <draw:connector draw:style-name="gr5" draw:text-style-name="P1" draw:layer="layout" draw:type="curve" svg:x1="4.012cm" svg:y1="10cm" svg:x2="4.006cm" svg:y2="11cm" draw:start-shape="id1" draw:start-glue-point="2" draw:end-shape="id2" draw:end-glue-point="0" svg:d="m4012 10000c0 750-6 250-6 1000">
          <text:p/>
        </draw:connector>
        <draw:connector draw:style-name="gr5" draw:text-style-name="P1" draw:layer="layout" draw:type="curve" svg:x1="5cm" svg:y1="14.5cm" svg:x2="7cm" svg:y2="14.5cm" draw:end-shape="id3" svg:d="m5000 14500h2000">
          <text:p/>
        </draw:connector>
        <draw:connector draw:style-name="gr5" draw:text-style-name="P1" draw:layer="layout" draw:type="curve" svg:x1="8cm" svg:y1="12cm" svg:x2="8cm" svg:y2="13.5cm" draw:end-shape="id3" draw:end-glue-point="0" svg:d="m8000 12000v1500">
          <text:p/>
        </draw:connector>
        <draw:connector draw:style-name="gr5" draw:text-style-name="P1" draw:layer="layout" draw:type="curve" svg:x1="9cm" svg:y1="14.5cm" svg:x2="11cm" svg:y2="14.5cm" draw:start-shape="id3" draw:start-glue-point="1" svg:d="m9000 14500h2000">
          <text:p/>
        </draw:connector>
        <draw:line draw:style-name="gr6" draw:text-style-name="P1" draw:layer="layout" svg:x1="7.9cm" svg:y1="15.51cm" svg:x2="8.1cm" svg:y2="15.51cm">
          <text:p/>
        </draw:line>
        <draw:custom-shape draw:style-name="gr7" draw:text-style-name="P1" xml:id="id1" draw:id="id1" draw:layer="layout" svg:width="2cm" svg:height="1cm" svg:x="3.012cm" svg:y="9cm">
          <text:p text:style-name="P1">.id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7cm" svg:y="11cm">
          <text:p text:style-name="P1">.java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2cm" svg:height="1cm" svg:x="3cm" svg:y="14cm">
          <text:p text:style-name="P1">.clas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11cm" svg:y="14cm">
          <text:p text:style-name="P1">.jar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4.006cm" svg:y1="12cm" svg:x2="4cm" svg:y2="14cm" draw:start-shape="id2" draw:start-glue-point="2" draw:end-shape="id4" draw:end-glue-point="0" svg:d="m4006 12000v501l-6 998v50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stroke-linejoin="round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2-01-21T16:14:59</dc:date>
    <meta:editing-duration>PT1H5M22S</meta:editing-duration>
    <meta:editing-cycles>35</meta:editing-cycles>
    <meta:generator>LibreOffice/3.4$Unix LibreOffice_project/340m1$Build-1206</meta:generator>
    <meta:document-statistic meta:object-count="17"/>
  </office:meta>
</office:document-meta>
</file>